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faff1" officeooo:paragraph-rsid="001faff1" style:font-weight-asian="bold" style:font-weight-complex="bold"/>
    </style:style>
    <style:style style:name="P2" style:family="paragraph" style:parent-style-name="Standard">
      <style:paragraph-properties fo:line-height="150%" fo:text-align="center" style:justify-single-word="false"/>
      <style:text-properties fo:font-weight="bold" officeooo:rsid="001faff1" officeooo:paragraph-rsid="001faff1"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officeooo:rsid="001faff1" officeooo:paragraph-rsid="001faff1"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216838" officeooo:paragraph-rsid="00216838"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216838" officeooo:paragraph-rsid="00234d19"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234d19" officeooo:paragraph-rsid="00234d19"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23c9e2" officeooo:paragraph-rsid="0023c9e2"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280eaf" officeooo:paragraph-rsid="00280eaf" style:font-weight-asian="normal" style:font-weight-complex="normal"/>
    </style:style>
    <style:style style:name="T1" style:family="text">
      <style:text-properties officeooo:rsid="00216838"/>
    </style:style>
    <style:style style:name="T2" style:family="text">
      <style:text-properties officeooo:rsid="002350a0"/>
    </style:style>
    <style:style style:name="T3" style:family="text">
      <style:text-properties officeooo:rsid="0024dfda"/>
    </style:style>
    <style:style style:name="T4" style:family="text">
      <style:text-properties officeooo:rsid="00257684"/>
    </style:style>
    <style:style style:name="T5" style:family="text">
      <style:text-properties officeooo:rsid="00280e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rostasis Resurrection: Backdrop of a plot III</text:p>
      <text:p text:style-name="P1">In memoriam</text:p>
      <text:p text:style-name="P3"><text:tab/>The following men and women were the <text:span text:style-name="T1">victims</text:span> of Shonen Vorkuta, DVB radio broadcast station near Alfenz Austria, SAS-RIPE operatives who are still considered MIA since the incident:</text:p>
      <text:p text:style-name="P3">Eddy S.</text:p>
      <text:p text:style-name="P3">Mickey P.</text:p>
      <text:p text:style-name="P6">Jerry M.</text:p>
      <text:p text:style-name="P4">Tomer F.</text:p>
      <text:p text:style-name="P4">Henry H.</text:p>
      <text:p text:style-name="P4">Sean L.</text:p>
      <text:p text:style-name="P4">Matias K.</text:p>
      <text:p text:style-name="P4">Jonathan E.</text:p>
      <text:p text:style-name="P4">Vova K.</text:p>
      <text:p text:style-name="P4">Victoria X.</text:p>
      <text:p text:style-name="P4">Gill G</text:p>
      <text:p text:style-name="P4">Shannen V.</text:p>
      <text:p text:style-name="P4">Semion C.</text:p>
      <text:p text:style-name="P5">Charlie Z.</text:p>
      <text:p text:style-name="P6">Ben B.</text:p>
      <text:p text:style-name="P6">Paskaro I.</text:p>
      <text:p text:style-name="P6">Wayne Z.</text:p>
      <text:p text:style-name="P6">Ray M.</text:p>
      <text:p text:style-name="P6">Emma B.</text:p>
      <text:p text:style-name="P6">Guy K.</text:p>
      <text:p text:style-name="P4">Daniel T.</text:p>
      <text:p text:style-name="P4">Michael P.</text:p>
      <text:p text:style-name="P4">Sam B.</text:p>
      <text:p text:style-name="P4">Hank M.</text:p>
      <text:p text:style-name="P4">Leeroy R. (not to be confused with the suicidal maniac Leeroy Jenkins who once destroyed an entire raid group for no <text:span text:style-name="T2">apparent </text:span>reason, save his own stupidity...)</text:p>
      <text:p text:style-name="P7"><text:tab/>When Junior officer Mack Smith saw that memorial wall built for a IANA (Industrialized Arab Nations Army), of which SAS-RIPE were a subsidiary of, he handed in his badge and walked the path of shame, from the police academy. He wanted something more when he drafted and that wall of <text:soft-page-break/>honourary names did not bode well on his traffic warden uniform. He wanted to become a field operative like the names <text:span text:style-name="T5">on the</text:span> wall represented, but alas traffic warden did not cut it for him. That is why he decided to join the confederate army, who was the military arm of the UNDF programme.</text:p>
      <text:p text:style-name="P7"><text:tab/><text:span text:style-name="T3">The UNDF initiative came from other various projects to which the Confederacy attached itself. There were many such trials held in the African continent and some Asian parts of the world that were usually combat zones. Afghanistan, Iran, Pakistan, Iraq, and Kuwait in particular. Other renegade states at the time included Syria, Libya, Algeria, Sudan and North Korea. There were erratic weapon suppliers here and there but they were all puppets of the CCP (Chinese Communist Party) or were being supplied by renegade Spetznats forces from the former USSR.</text:span></text:p>
      <text:p text:style-name="P7"><text:tab/><text:span text:style-name="T4">Secretly both Chinese and Russian weapon wholesalers were targeting these IANA developing PMC markets. Private Military Corporations were growing like mushrooms after the rain in such socioeconomically under-privileged war zones from the days of yore. Mr. Mack Smith wanted to get on with his life, failing to join the ranks of the SAS-RIPE operatives, he sought for a military career. One that could make full usage of his dormant potential to become a great military leader. Or so he thought.</text:span></text:p>
      <text:p text:style-name="P8">Little did he know what was in store for him in day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2-03T21:06:49.399570925</meta:creation-date>
    <dc:date>2014-02-03T22:54:50.588271315</dc:date>
    <dc:creator>OoZooL </dc:creator>
    <meta:editing-duration>PT1H40M44S</meta:editing-duration>
    <meta:editing-cycles>8</meta:editing-cycles>
    <meta:generator>LibreOffice/4.1.4.2$Linux_X86_64 LibreOffice_project/410$Build-2</meta:generator>
    <meta:document-statistic meta:table-count="0" meta:image-count="0" meta:object-count="0" meta:page-count="2" meta:paragraph-count="32" meta:word-count="399" meta:character-count="2285" meta:non-whitespace-character-count="1914"/>
  </office:meta>
</office:document-meta>
</file>